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login and Profile Loading Workflow</text:p>
      <text:p text:style-name="Standard"/>
      <text:p text:style-name="Standard">Author: Luis F. Valdes I.</text:p>
      <text:p text:style-name="Standard">Date: April 10, 2012</text:p>
      <text:p text:style-name="Standard"/>
      <text:p text:style-name="Standard">- To login the user must fill its "Login name", "Password" and press "Login" button</text:p>
      <text:p text:style-name="Standard">- After the user pressed the "Login" button the application goes through the next steps:</text:p>
      <text:p text:style-name="Standard">1) Check if the users exists and if it is Active. Return 1 = Okay, 0 = User don't exists, -1 = User Inactive</text:p>
      <text:p text:style-name="Standard">2) If (1) is Okay, it checks the password. Returns true = Password correct, false = Password incorrect</text:p>
      <text:p text:style-name="Standard">Otherwise shows exception "User don't exists" or "User Inactive"</text:p>
      <text:p text:style-name="Standard">3) If (2) is true, it loads the "database latest id revision of the user'</text:p>
      <text:p text:style-name="Standard">4) After fetching (4) into a C++ object "User Revision", the application checkes if the configuration file of the</text:p>
      <text:p text:style-name="Standard">user profile is older than the "Latest Revision" by comparing its id's, if so it downloads the profile to the "local sqlite configuration database"</text:p>
      <text:p text:style-name="Standard">5) After (5) the application loads the profile of the user from the "local sqlite configuration database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0T14:27:29</meta:creation-date>
    <meta:document-statistic meta:table-count="0" meta:image-count="0" meta:object-count="0" meta:page-count="1" meta:paragraph-count="12" meta:word-count="171" meta:character-count="967" meta:non-whitespace-character-count="808"/>
    <dc:date>2012-04-10T14:28:04</dc:date>
    <meta:editing-duration>PT35S</meta:editing-duration>
    <meta:editing-cycles>1</meta:editing-cycles>
    <meta:generator>LibreOffice/3.4$Unix LibreOffice_project/340m1$Build-502</meta:generator>
  </office:meta>
</office:document-meta>
</file>